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91cm" svg:height="8.491cm" svg:x="0.0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5T14:32:29.128760630</dc:date>
    <meta:editing-duration>PT5M15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292cm" svg:height="8.492cm" xlink:href="." xlink:type="simple" chart:class="chart:scatter" chart:style-name="ch1">
        <chart:plot-area chart:style-name="ch2" chart:data-source-has-labels="both" svg:x="0.305cm" svg:y="0.169cm" svg:width="14.682cm" svg:height="8.154cm">
          <chartooo:coordinate-region svg:x="0.847cm" svg:y="0.368cm" svg:width="14.046cm" svg:height="7.756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07980999479094">
                <text:p>-0.907980999479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188216626637029">
                <text:p>-0.188216626637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0628215181562568">
                <text:p>-0.06282151815625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0628215181562566">
                <text:p>0.0628215181562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188216626637029">
                <text:p>0.188216626637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557982212078459">
                <text:p>0.557982212078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07980999479093">
                <text:p>0.907980999479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07980999479092">
                <text:p>0.9079809994790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57982212078459">
                <text:p>0.557982212078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436286482793086">
                <text:p>0.4362864827930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188216626637028">
                <text:p>0.188216626637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0628215181562566">
                <text:p>0.0628215181562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0628215181562559">
                <text:p>-0.06282151815625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188216626637029">
                <text:p>-0.1882166266370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312868930080461">
                <text:p>-0.3128689300804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436286482793086">
                <text:p>-0.436286482793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557982212078458">
                <text:p>-0.557982212078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677475840490582">
                <text:p>-0.6774758404905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9429578126956">
                <text:p>-0.79429578126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41421356237309">
                <text:p>-1.414213562373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4142135623731">
                <text:p>-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